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2,"Discover which image is hidden in a fun way on your phone, tablet or<text:s/>computer.",https://html5.gamedistribution.com/bdf0465454b94f26b04efc1c37b36259/,F,https://img.gamedistribution.com/bdf0465454b94f26b04efc1c37b36259-512x512.jpeg,Discover 2<text:s/></text:p>
      <text:p text:style-name="Standaard">3,"Mandala Kids With the game Mandala Kids paints various mandalas in a fun way on<text:s/>your phone, tablet or computer",https://html5.gamedistribution.com/340f801248cd43cf99709a9aa957a1d4/,P,https://img.gamedistribution.com/340f801248cd43cf99709a9aa957a1d4-512x512.jpeg,Mandala</text:p>
      <text:p text:style-name="Standaard">4,"Drop Letters With the game Drop Letters build words in a fun way on your phone, tablet or computer.",https://html5.gamedistribution.com/dc42f17fdfb14368ab7713215a93a5f3/,N,https://img.gamedistribution.com/dc42f17fdfb14368ab7713215a93a5f3-512x512.jpeg,DROP LETTERS</text:p>
      <text:p text:style-name="Standaard">5,"Find the Differences With the game Find the Differences discover the differences in images in a fun way on your phone, tablet or computer",https://html5.gamedistribution.com/7bc48bed7f7d4363b22097e3f0edfce6/,P,https://img.gamedistribution.com/7bc48bed7f7d4363b22097e3f0edfce6-512x512.jpeg,FIND THE DIFFERENCES</text:p>
      <text:p text:style-name="Standaard">6,With the QUANTITIES game you learn the quantities,https://html5.gamedistribution.com/0e5e89c477af44af9591efa8535df981/,E,https://img.gamedistribution.com/0e5e89c477af44af9591efa8535df981-512x512.jpeg,QUANTITIES</text:p>
      <text:p text:style-name="Standaard">7,With the 1 + 1 game you learn in a fun<text:s/>way to solve math,https://html5.gamedistribution.com/477b87031c874af0897ed4af9e970811/,M,https://img.gamedistribution.com/477b87031c874af0897ed4af9e970811-512x512.jpeg,1+1</text:p>
      <text:p text:style-name="Standaard">8,With the Seasons game you learn the difference between the seasons of the year in<text:s/>a fun way,https://html5.gamedistribution.com/76d986c8f4b741db868fff89e009e621/,M,https://img.gamedistribution.com/76d986c8f4b741db868fff89e009e621-512x512.jpeg,SEASONS</text:p>
      <text:p text:style-name="Standaard">9,"With the game Letters Parts, discover the missing piece to complete the letter and learn the alphabet in a fun way",https://html5.gamedistribution.com/20b54ddf2f0f454d8e5f2a356c05b8ce/,P,https://img.gamedistribution.com/20b54ddf2f0f454d8e5f2a356c05b8ce-512x512.jpeg,LETTERS PARTS</text:p>
      <text:p text:style-name="Standaard">10,"With Alphabet Words, you learn words with their respective images.",https://html5.gamedistribution.com/e83c006e6ca54784bee32364a0694253/,M,https://img.gamedistribution.com/e83c006e6ca54784bee32364a0694253-512x512.jpeg,ALPHABET WORDS</text:p>
      <text:p text:style-name="Standaard">11,With the 123 game you learn to count the numbers by your fingers in a fun way.,https://html5.gamedistribution.com/249ab95baedf427e8df84ee146c55a7a/,E,https://img.gamedistribution.com/249ab95baedf427e8df84ee146c55a7a-512x512.jpeg,123</text:p>
      <text:p text:style-name="Standaard">12,Learn to solve puzzles in a fun way with the My Puzzle game.,https://html5.gamedistribution.com/e27a9f7e077b4e07aba3fa87e6948582/,E,https://img.gamedistribution.com/e27a9f7e077b4e07aba3fa87e6948582-512x512.jpeg,MY PUZZLE</text:p>
      <text:p text:style-name="Standaard">13,Uppercase Lowercase learns uppercase and lowercase letters in a fun way.,https://html5.gamedistribution.com/4553a5e7afb9470db881c8963b7fc23f/,F,https://img.gamedistribution.com/4553a5e7afb9470db881c8963b7fc23f-512x512.jpeg,Letters</text:p>
      <text:p text:style-name="Standaard">15,With The sounds game you learn the different sounds of things in a fun way.,https://html5.gamedistribution.com/3126fc66d7be43218337ebdaf4071033/,F,https://img.gamedistribution.com/3126fc66d7be43218337ebdaf4071033-512x512.jpeg,The Sounds</text:p>
      <text:p text:style-name="Standaard"/>
      <text:p text:style-name="Standaard">1,"Impostor Rescue is a challenging puzzle game, where you need to collect all the treasures, rescue the hero and overcome impostors. In space, you are alone and helpless",https://html5.gamedistribution.com/06470c03922345709b49cbf899babf18/,N,https://html5.gamedistribution.com/06470c03922345709b49cbf899babf18/,IMPOSTOR RESCUE</text:p>
      <text:p text:style-name="Standaard">2,A spectacular hero arrives to rid all the enemies settled in the world with his fabulous unique power !!,https://html5.gamedistribution.com/83168648cebc4558ba04ecf6b1a7f37b/,N,https://html5.gamedistribution.com/83168648cebc4558ba04ecf6b1a7f37b/,ROCKET PUNCH 2 ONLINE</text:p>
      <text:p text:style-name="Standaard">3,Have fun with this new game a spectacular game in which you will control a small bird which needs to cross countless obstacles,https://html5.gamedistribution.com/7430ad7c6a50438db72bf3332fb27e0d/,N,https://html5.gamedistribution.com/7430ad7c6a50438db72bf3332fb27e0d/,BIRDY TRICK</text:p>
      <text:p text:style-name="Standaard">4,You are once again called upon to train your Dynamons and prepare them for battle,https://html5.gamedistribution.com/1fde1c67e20040dd8c53c2b75cf3d8d7/,N,https://html5.gamedistribution.com/1fde1c67e20040dd8c53c2b75cf3d8d7/,DYNAMONS 2</text:p>
      <text:p text:style-name="Standaard">5,"this is just a nothing content text, do you have any time to full fill it? Lick'em all this is just a nothing content text, do you have any time to full fill it?",https://html5.gamedistribution.com/9b6a7185c0a14de7b1fc650341721970/,N,https://html5.gamedistribution.com/9b6a7185c0a14de7b1fc650341721970/,LICK THEM ALL</text:p>
      <text:p text:style-name="Standaard">6,Super Tornado.io is undoubtedly one of the most interesting new arcade games this year. It is also a multiplayer online game.,https://html5.gamedistribution.com/99c2fe9d195e41c69e9f73a56f6b1f8d/,N,https://html5.gamedistribution.com/99c2fe9d195e41c69e9f73a56f6b1f8d/,SUPER TORNADO</text:p>
      <text:p text:style-name="Standaard">7,Snake Swipe Puzzle is a fun and cute logical puzzle game. Find a way to fulfill the maze path covered by the block snake with a soft body. Snake Swipe Puzzle is a fun and cute logical puzzle game,https://html5.gamedistribution.com/de9909dbb8b649808960b5a582f34588/,N,https://html5.gamedistribution.com/de9909dbb8b649808960b5a582f34588/,SNAKE SWIPE PUZZLE</text:p>
      <text:p text:style-name="Standaard">8,"Super Heels is undoubtedly the most interesting new arcade games this year. It has addictive level design and 3D art style, as well as very funny high heel parkour and heel collecting gameplay",https://html5.gamedistribution.com/115b06678b42491884d62ba98cca005b/,N,https://html5.gamedistribution.com/115b06678b42491884d62ba98cca005b/,SUPER HEELS</text:p>
      <text:p text:style-name="Standaard">9,Heart Star is undoubtedly one of the most interesting new arcade games this year. It has addictive gameplay and retro pixel art style,https://html5.gamedistribution.com/11a05de5646b4c4bb695d7b0fbc9e8f3/,N,https://html5.gamedistribution.com/11a05de5646b4c4bb695d7b0fbc9e8f3/,HEART STAR</text:p>
      <text:p text:style-name="Standaard">10,The time countdown begins and the bomb you are trying to hand over has not yet been delivered? Exciting and fun multiplayer arena game,https://html5.gamedistribution.com/a7daced9d1b04c89bb58f01b622567a2/,N,https://html5.gamedistribution.com/a7daced9d1b04c89bb58f01b622567a2/,BOMB PRANK</text:p>
      <text:soft-page-break/>
      <text:p text:style-name="Standaard">11,Pencil Rush Online is undoubtedly one of the most interesting new 3D arcade games this year.,https://html5.gamedistribution.com/65838d95b8794fe78f988771bae5307e/,N,https://html5.gamedistribution.com/65838d95b8794fe78f988771bae5307e/,PENCIL RUSH ONLINE</text:p>
      <text:p text:style-name="Standaard">12,"</text:p>
      <text:p text:style-name="Standaard">Prison break is a very dangerous thing, can you help our game protagonist to escape from prison smoothly?",https://html5.gamedistribution.com/496277086382496d8742e14bfa7e7bd3/,N,https://html5.gamedistribution.com/496277086382496d8742e14bfa7e7bd3/,JAIL BREAKER</text:p>
      <text:p text:style-name="Standaard">13,"Giant Rush Online is one of the new arcade games with the richest gameplay, the most diverse content, and the most attractive graphics",https://html5.gamedistribution.com/b197d267c0b9479db6b9d13bffb8db7d/,N,https://html5.gamedistribution.com/b197d267c0b9479db6b9d13bffb8db7d/,GIANT RUSH ONLINE</text:p>
      <text:p text:style-name="Standaard">14,"Have you ever dreamed of flying a jet plane over the city? In the game Slingshot Jetpack, your dream will come true",https://html5.gamedistribution.com/0851014c5d0f4dc8918e89ca6128f1e8/,N,https://html5.gamedistribution.com/0851014c5d0f4dc8918e89ca6128f1e8/,SLINGSHOT JETPACK</text:p>
      <text:p text:style-name="Standaard">15,"A new game of racing, survival, explosion, extreme survival. Drive your car and collect equipment on the track",https://html5.gamedistribution.com/979df1835d63464a8c0bfdda6364477c/,N,https://html5.gamedistribution.com/979df1835d63464a8c0bfdda6364477c/,BATTLE CARS</text:p>
      <text:p text:style-name="Standaard">16,"Object Hunt, your dream will come true! You will have the opportunity to carry out sabotage operations with the most powerful Super Saiyans",https://html5.gamedistribution.com/97203c38c749435382991c18cd1d891a/,N,https://html5.gamedistribution.com/97203c38c749435382991c18cd1d891a/,OBJECT HUNT</text:p>
      <text:p text:style-name="Standaard">17,"You've probably never seen a fist swing like this before! Pound your enemies and knock them down, and control the trajectory of your fists",https://html5.gamedistribution.com/d12050f81ec14507aafcd3edafe94ea5/,N,https://html5.gamedistribution.com/d12050f81ec14507aafcd3edafe94ea5/,ROCKET PUNCH</text:p>
      <text:p text:style-name="Standaard">18,"Click the mouse to operate the character, make the character jump, leap in the air to get diamonds, and fly to victory",https://html5.gamedistribution.com/7d5d560208a846389fa8bfcc07661c86/,N,https://html5.gamedistribution.com/7d5d560208a846389fa8bfcc07661c86/,JELLY WORLD</text:p>
      <text:p text:style-name="Standaard">19,"To become the best ant king, ants are the true masters of the underground and organized and structured life",https://html5.gamedistribution.com/56bf921f5e504ac0ac8a5f85d771c653/,N,https://html5.gamedistribution.com/56bf921f5e504ac0ac8a5f85d771c653/,IDLE ANTS</text:p>
      <text:p text:style-name="Standaard">20,Idle Balls is an RPG game with cute characters. You could click or use balls to hit dumplings to get leaves,https://html5.gamedistribution.com/66296ea73fa64e008f4ecb835af18654/,N,https://html5.gamedistribution.com/66296ea73fa64e008f4ecb835af18654/,IDLE BALLS</text:p>
      <text:p text:style-name="Standaard">21,"",https://html5.gamedistribution.com/66296ea73fa64e008f4ecb835af18654/,N,https://html5.gamedistribution.com/66296ea73fa64e008f4ecb835af18654/,IDLE BAL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pes da Silva,Nemilson N.</meta:initial-creator>
    <dc:creator>Lopes da Silva,Nemilson N.</dc:creator>
    <meta:creation-date>2021-05-15T20:00:00Z</meta:creation-date>
    <dc:date>2021-05-22T11:22:00Z</dc:date>
    <meta:template xlink:href="Normal.dotm" xlink:type="simple"/>
    <meta:editing-cycles>2</meta:editing-cycles>
    <meta:editing-duration>PT404820S</meta:editing-duration>
    <meta:document-statistic meta:page-count="3" meta:paragraph-count="18" meta:word-count="1406" meta:character-count="9127" meta:row-count="64" meta:non-whitespace-character-count="7739"/>
  </office:meta>
</office:document-meta>
</file>